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paragraph-rsid="001d6552"/>
    </style:style>
    <style:style style:name="P2" style:family="paragraph" style:parent-style-name="Text_20_body">
      <style:text-properties officeooo:paragraph-rsid="001d6552"/>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Letter 1: From Dr. Marcus Reed to Dr. Samuel Thorne (Before the Betrayal)</text:h>
      <text:p text:style-name="Text_20_body"><text:span text:style-name="Strong_20_Emphasis">Date:</text:span> March 15, 20XX</text:p>
      <text:p text:style-name="Text_20_body"><text:span text:style-name="Strong_20_Emphasis">To:</text:span> Dr. Samuel Thorne</text:p>
      <text:p text:style-name="Text_20_body">Dear Sam,</text:p>
      <text:p text:style-name="Text_20_body">I hope this letter finds you well. I wanted to reach out and express my admiration for the work you’re doing. Your recent paper on deep-sea ecosystems was nothing short of groundbreaking. Your insights into the unique biological processes at those depths have opened up new avenues for research that many of us had not even considered.</text:p>
      <text:p text:style-name="Text_20_body">I was wondering if you would be interested in collaborating on a new project I’m developing. It focuses on the application of your findings to sustainable resource extraction from the ocean floor. I believe our combined expertise could lead to significant advancements.</text:p>
      <text:p text:style-name="Text_20_body">Looking forward to your thoughts.</text:p>
      <text:p text:style-name="Text_20_body">Best regards, Marcus</text:p>
      <text:p text:style-name="Horizontal_20_Line"/>
      <text:h text:style-name="Heading_20_4" text:outline-level="4">Reply from Dr. Samuel Thorne to Dr. Marcus Reed</text:h>
      <text:p text:style-name="Text_20_body"><text:span text:style-name="Strong_20_Emphasis">Date:</text:span> March 20, 20XX</text:p>
      <text:p text:style-name="Text_20_body"><text:span text:style-name="Strong_20_Emphasis">To:</text:span> Dr. Marcus Reed</text:p>
      <text:p text:style-name="Text_20_body">Dear Marcus,</text:p>
      <text:p text:style-name="Text_20_body">Thank you for your kind words about my paper. It means a lot coming from a respected colleague like yourself. I’ve always admired your work on sustainable technologies, and the idea of collaborating on a project sounds intriguing.</text:p>
      <text:p text:style-name="Text_20_body">I’m very interested in learning more about your project and how my research can contribute. Let’s schedule a meeting soon to discuss this further. I believe we can achieve great things together.</text:p>
      <text:p text:style-name="P2">Best, Sam</text:p>
      <text:p text:style-name="Horizontal_20_Line"/>
      <text:p text:style-name="Text_20_body"/>
      <text:p text:style-name="Text_20_body"/>
      <text:h text:style-name="Heading_20_3" text:outline-level="3">Patent Document</text:h>
      <text:p text:style-name="Horizontal_20_Line"/>
      <text:p text:style-name="Text_20_body"><text:span text:style-name="Strong_20_Emphasis">Patent Number:</text:span> US-20XX-HECS-001</text:p>
      <text:p text:style-name="Text_20_body"><text:span text:style-name="Strong_20_Emphasis">Filing Date:</text:span> January 15, 20XX</text:p>
      <text:p text:style-name="Text_20_body"><text:span text:style-name="Strong_20_Emphasis">Publication Date:</text:span> July 20, 20XX</text:p>
      <text:p text:style-name="Text_20_body"><text:span text:style-name="Strong_20_Emphasis">Title:</text:span> Hydrothermal Energy Conversion System (HECS)</text:p>
      <text:p text:style-name="Text_20_body"><text:span text:style-name="Strong_20_Emphasis">Inventor:</text:span> Dr. Marcus Reed</text:p>
      <text:p text:style-name="Text_20_body"><text:soft-page-break/><text:span text:style-name="Strong_20_Emphasis">Assignee:</text:span> Reed Energy Solutions Inc.</text:p>
      <text:p text:style-name="Horizontal_20_Line"/>
      <text:p text:style-name="Text_20_body"><text:span text:style-name="Strong_20_Emphasis">Abstract:</text:span></text:p>
      <text:p text:style-name="Text_20_body">The Hydrothermal Energy Conversion System (HECS) is a novel technology designed to harness the thermal energy from deep-sea hydrothermal vents and convert it into electrical power. This system leverages advanced heat exchange mechanisms, turbine technology, and durable materials capable of withstanding extreme underwater conditions. HECS offers a sustainable, efficient, and environmentally friendly alternative to traditional energy sources.</text:p>
      <text:p text:style-name="Horizontal_20_Line"/>
      <text:p text:style-name="Text_20_body"><text:span text:style-name="Strong_20_Emphasis">Claims:</text:span></text:p>
      <text:list text:style-name="L1">
        <text:list-item>
          <text:p text:style-name="P3"><text:span text:style-name="Strong_20_Emphasis">A Hydrothermal Energy Conversion System comprising:</text:span></text:p>
          <text:list>
            <text:list-item>
              <text:p text:style-name="P4">a thermal energy collection unit configured to capture heat from hydrothermal vents;</text:p>
            </text:list-item>
            <text:list-item>
              <text:p text:style-name="P4">a heat exchange unit designed to transfer captured thermal energy to a working fluid;</text:p>
            </text:list-item>
            <text:list-item>
              <text:p text:style-name="P4">a turbine connected to the heat exchange unit, wherein the working fluid drives the turbine to generate electrical power;</text:p>
            </text:list-item>
            <text:list-item>
              <text:p text:style-name="P4">a power conditioning unit to convert and regulate the electrical output for practical use;</text:p>
            </text:list-item>
            <text:list-item>
              <text:p text:style-name="P4">an anchoring system to secure the entire system to the seafloor in proximity to hydrothermal vents.</text:p>
            </text:list-item>
          </text:list>
        </text:list-item>
        <text:list-item>
          <text:p text:style-name="P3"><text:span text:style-name="Strong_20_Emphasis">The system of claim 1, wherein the thermal energy collection unit includes:</text:span></text:p>
          <text:list>
            <text:list-item>
              <text:p text:style-name="P4">a series of heat-absorbing plates made from advanced, high-temperature resistant materials;</text:p>
            </text:list-item>
            <text:list-item>
              <text:p text:style-name="P4">a fluid circulation system to transport the heated working fluid to the heat exchange unit.</text:p>
            </text:list-item>
          </text:list>
        </text:list-item>
        <text:list-item>
          <text:p text:style-name="P3"><text:span text:style-name="Strong_20_Emphasis">The system of claim 1, wherein the heat exchange unit comprises:</text:span></text:p>
          <text:list>
            <text:list-item>
              <text:p text:style-name="P4">a closed-loop heat exchanger designed for optimal thermal conductivity;</text:p>
            </text:list-item>
            <text:list-item>
              <text:p text:style-name="P4">insulation to prevent heat loss during energy transfer.</text:p>
            </text:list-item>
          </text:list>
        </text:list-item>
        <text:list-item>
          <text:p text:style-name="P3"><text:span text:style-name="Strong_20_Emphasis">The system of claim 1, wherein the turbine is:</text:span></text:p>
          <text:list>
            <text:list-item>
              <text:p text:style-name="P4">a high-efficiency axial flow turbine capable of operating at various pressure levels;</text:p>
            </text:list-item>
            <text:list-item>
              <text:p text:style-name="P4">connected to a generator to produce electrical energy.</text:p>
            </text:list-item>
          </text:list>
        </text:list-item>
        <text:list-item>
          <text:p text:style-name="P3"><text:span text:style-name="Strong_20_Emphasis">The system of claim 1, further comprising:</text:span></text:p>
          <text:list>
            <text:list-item>
              <text:p text:style-name="P4">a remote monitoring system to track performance metrics and operational status;</text:p>
            </text:list-item>
            <text:list-item>
              <text:p text:style-name="P3">an automated control system to adjust parameters for maximizing efficiency and safety.</text:p>
            </text:list-item>
          </text:list>
        </text:list-item>
      </text:list>
      <text:p text:style-name="Horizontal_20_Line"/>
      <text:p text:style-name="Text_20_body"><text:span text:style-name="Strong_20_Emphasis">Description:</text:span></text:p>
      <text:p text:style-name="Text_20_body"><text:span text:style-name="Strong_20_Emphasis">Field of the Invention:</text:span></text:p>
      <text:p text:style-name="Text_20_body"><text:soft-page-break/>The present invention relates to renewable energy technologies and specifically to systems designed to harness geothermal energy from underwater hydrothermal vents for the generation of electrical power.</text:p>
      <text:p text:style-name="Text_20_body"><text:span text:style-name="Strong_20_Emphasis">Background:</text:span></text:p>
      <text:p text:style-name="Text_20_body">Current renewable energy sources, while beneficial, are limited by geographical and environmental factors. Hydrothermal vents provide a continuous and potent source of geothermal energy, yet have been underutilized due to technological and material challenges. The Hydrothermal Energy Conversion System (HECS) addresses these challenges, providing a robust solution for capturing and converting hydrothermal energy.</text:p>
      <text:p text:style-name="Text_20_body"><text:span text:style-name="Strong_20_Emphasis">Summary of the Invention:</text:span></text:p>
      <text:p text:style-name="Text_20_body">The Hydrothermal Energy Conversion System (HECS) utilizes a novel approach to harnessing the thermal energy from hydrothermal vents. The system includes a thermal energy collection unit, a heat exchange unit, and a high-efficiency turbine. The collected thermal energy is transferred to a working fluid, which drives the turbine to generate electricity. The system is anchored to the seafloor and designed to operate in extreme underwater conditions.</text:p>
      <text:p text:style-name="Text_20_body"><text:span text:style-name="Strong_20_Emphasis">Detailed Description:</text:span></text:p>
      <text:p text:style-name="Text_20_body"><text:span text:style-name="Strong_20_Emphasis">Thermal Energy Collection Unit:</text:span></text:p>
      <text:p text:style-name="Text_20_body">The thermal energy collection unit consists of heat-absorbing plates placed near the hydrothermal vent openings. These plates are made from advanced materials capable of withstanding high temperatures and corrosive environments. The collected heat is transferred to a working fluid that circulates through the system.</text:p>
      <text:p text:style-name="Text_20_body"><text:span text:style-name="Strong_20_Emphasis">Heat Exchange Unit:</text:span></text:p>
      <text:p text:style-name="Text_20_body">The heat exchange unit is a closed-loop system that optimizes heat transfer from the working fluid to drive the turbine. It is insulated to minimize heat loss and ensure maximum efficiency. The working fluid, heated by the thermal energy collection unit, flows through the heat exchanger, transferring its thermal energy before being recirculated.</text:p>
      <text:p text:style-name="Text_20_body"><text:span text:style-name="Strong_20_Emphasis">Turbine and Power Generation:</text:span></text:p>
      <text:p text:style-name="Text_20_body">The high-efficiency axial flow turbine is designed to convert the thermal energy from the working fluid into mechanical energy, which is then converted to electrical power by an attached generator. The turbine is capable of operating under varying pressure conditions, ensuring consistent performance.</text:p>
      <text:p text:style-name="Text_20_body"><text:span text:style-name="Strong_20_Emphasis">Anchoring and Monitoring Systems:</text:span></text:p>
      <text:p text:style-name="Text_20_body">The entire system is anchored to the seafloor using a secure anchoring mechanism. Remote monitoring systems provide real-time data on performance metrics, while automated controls adjust operational parameters to maintain efficiency and safety.</text:p>
      <text:p text:style-name="Horizontal_20_Line"/>
      <text:p text:style-name="Text_20_body"><text:span text:style-name="Strong_20_Emphasis">Drawings and Figures:</text:span></text:p>
      <text:p text:style-name="Text_20_body"><text:span text:style-name="Emphasis">Figure 1:</text:span> Schematic diagram of the Hydrothermal Energy Conversion System.</text:p>
      <text:p text:style-name="Text_20_body"><text:soft-page-break/><text:span text:style-name="Emphasis">Figure 2:</text:span> Cross-sectional view of the thermal energy collection unit.</text:p>
      <text:p text:style-name="Text_20_body"><text:span text:style-name="Emphasis">Figure 3:</text:span> Detailed layout of the heat exchange unit.</text:p>
      <text:p text:style-name="Text_20_body"><text:span text:style-name="Emphasis">Figure 4:</text:span> Diagram of the axial flow turbine and generator setup.</text:p>
      <text:p text:style-name="Text_20_body"><text:span text:style-name="Emphasis">Figure 5:</text:span> Illustration of the anchoring system.</text:p>
      <text:p text:style-name="Horizontal_20_Line"/>
      <text:p text:style-name="Text_20_body"><text:span text:style-name="Strong_20_Emphasis">Inventor:</text:span> Dr. Marcus Reed</text:p>
      <text:p text:style-name="Text_20_body"><text:span text:style-name="Strong_20_Emphasis">Address:</text:span> 123 Oceanic Drive, Marine City, State, Country</text:p>
      <text:p text:style-name="Text_20_body"><text:span text:style-name="Strong_20_Emphasis">Assignee:</text:span> Reed Energy Solutions Inc.</text:p>
      <text:p text:style-name="Text_20_body"><text:span text:style-name="Strong_20_Emphasis">Legal Representation:</text:span> Oceanic Patents Law Firm</text:p>
      <text:p text:style-name="Text_20_body"><text:span text:style-name="Strong_20_Emphasis">Contact Information:</text:span> [Contact details]</text:p>
      <text:p text:style-name="Text_20_body"/>
      <text:p text:style-name="Text_20_body"/>
      <text:h text:style-name="P1" text:outline-level="4">Letter 2: From Dr. Marcus Reed to Dr. Samuel Thorne (After the Betrayal)</text:h>
      <text:p text:style-name="Text_20_body"><text:span text:style-name="Strong_20_Emphasis">Date:</text:span> September 10, 20XX</text:p>
      <text:p text:style-name="Text_20_body"><text:span text:style-name="Strong_20_Emphasis">To:</text:span> Dr. Samuel Thorne</text:p>
      <text:p text:style-name="Text_20_body">Dear Sam,</text:p>
      <text:p text:style-name="Text_20_body">I know that things between us have become strained, to say the least. I deeply regret how everything unfolded with our collaboration. It was never my intention to take credit for our work. The pressures from the board and the potential funding opportunities led me down a path I’m not proud of.</text:p>
      <text:p text:style-name="Text_20_body">I want to make amends and find a way to correct this. Your contributions were invaluable, and I know that my actions have deeply hurt our friendship and professional relationship. Please let me know if we can meet to discuss a way forward.</text:p>
      <text:p text:style-name="Text_20_body">Sincerely, Marcus</text:p>
      <text:p text:style-name="Horizontal_20_Line"/>
      <text:h text:style-name="Heading_20_4" text:outline-level="4">Reply from Dr. Samuel Thorne to Dr. Marcus Reed</text:h>
      <text:p text:style-name="Text_20_body"><text:span text:style-name="Strong_20_Emphasis">Date:</text:span> September 15, 20XX</text:p>
      <text:p text:style-name="Text_20_body"><text:span text:style-name="Strong_20_Emphasis">To:</text:span> Dr. Marcus Reed</text:p>
      <text:p text:style-name="Text_20_body">Marcus,</text:p>
      <text:p text:style-name="Text_20_body">Your letter does little to assuage the damage that has been done. Our work was a collective effort, and your decision to claim it as your own was a betrayal of not only our partnership but also the principles we both hold dear.</text:p>
      <text:p text:style-name="Text_20_body">I appreciate your willingness to make amends, but trust, once broken, is not easily rebuilt. While I am willing to meet and discuss this further, it will take more than words to rectify the situation. <text:soft-page-break/>Actions speak louder, and only through genuine efforts can we begin to mend what has been broken.</text:p>
      <text:p text:style-name="Text_20_body">Sam</text:p>
      <text:p text:style-name="Horizontal_20_Line"/>
      <text:h text:style-name="Heading_20_4" text:outline-level="4">Letter 3: From Dr. Marcus Reed to Dr. Samuel Thorne (Final Attempt at Reconciliation)</text:h>
      <text:p text:style-name="Text_20_body"><text:span text:style-name="Strong_20_Emphasis">Date:</text:span> October 20, 20XX</text:p>
      <text:p text:style-name="Text_20_body"><text:span text:style-name="Strong_20_Emphasis">To:</text:span> Dr. Samuel Thorne</text:p>
      <text:p text:style-name="Text_20_body">Dear Sam,</text:p>
      <text:p text:style-name="Text_20_body">I understand the gravity of my actions and the impact they’ve had on you and our field. I have taken steps to publicly acknowledge your contributions and have requested a formal correction to be made in the published work.</text:p>
      <text:p text:style-name="Text_20_body">Additionally, I have resigned from my position on the board to reflect on my actions and to ensure that such a betrayal never happens again. I hope these steps will show you my sincerity and my commitment to making things right.</text:p>
      <text:p text:style-name="Text_20_body">Please consider giving our professional relationship another chance. Your work and friendship have always been important to me.</text:p>
      <text:p text:style-name="Text_20_body">With sincere apologies, Marcus</text:p>
      <text:p text:style-name="Horizontal_20_Line"/>
      <text:h text:style-name="Heading_20_4" text:outline-level="4">Reply from Dr. Samuel Thorne to Dr. Marcus Reed</text:h>
      <text:p text:style-name="Text_20_body"><text:span text:style-name="Strong_20_Emphasis">Date:</text:span> October 25, 20XX</text:p>
      <text:p text:style-name="Text_20_body"><text:span text:style-name="Strong_20_Emphasis">To:</text:span> Dr. Marcus Reed</text:p>
      <text:p text:style-name="Text_20_body">Marcus,</text:p>
      <text:p text:style-name="Text_20_body">I acknowledge the steps you have taken and appreciate your efforts to correct the wrongs. Your resignation from the board and public acknowledgment are significant gestures.</text:p>
      <text:p text:style-name="Text_20_body">While I am still hurt by what transpired, I believe in second chances and the possibility of redemption. Let us meet and discuss how we can move forward, both personally and professionally. Trust will take time to rebuild, but I am open to starting that process.</text:p>
      <text:p text:style-name="Text_20_body">S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7:59:41.950000000</meta:creation-date>
    <dc:date>2024-07-07T08:01:37.715000000</dc:date>
    <meta:editing-duration>PT1M55S</meta:editing-duration>
    <meta:editing-cycles>2</meta:editing-cycles>
    <meta:generator>LibreOffice/24.2.2.2$Windows_X86_64 LibreOffice_project/d56cc158d8a96260b836f100ef4b4ef25d6f1a01</meta:generator>
    <meta:document-statistic meta:table-count="0" meta:image-count="0" meta:object-count="0" meta:page-count="5" meta:paragraph-count="99" meta:word-count="1408" meta:character-count="8966" meta:non-whitespace-character-count="7675"/>
  </office:meta>
</office:document-meta>
</file>